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700000234F3E6D8DD65E29FB9.jpg" manifest:media-type="image/jpeg"/>
  <manifest:file-entry manifest:full-path="Pictures/10000000000001F20000012C89B8700D327D91D0.jpg" manifest:media-type="image/jpeg"/>
  <manifest:file-entry manifest:full-path="Pictures/10000000000002610000017A1735C0549FB9B88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.391cm, 1.529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72cm, 0.184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34cm" fo:min-width="2.395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35cm" fo:min-width="2.39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34cm" fo:min-width="2.394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0.14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0.233cm" fo:min-width="0.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1.273cm" fo:min-width="1.36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0cm" fo:min-width="0.4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1.261cm" fo:min-width="2.61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2.46cm" fo:min-width="1.558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  <style:text-properties fo:font-size="12pt" fo:font-style="normal" style:text-underline-style="solid" style:text-underline-width="auto" style:text-underline-color="font-color" style:font-style-asian="normal" style:font-style-complex="normal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2pt" fo:font-style="normal" style:text-underline-style="solid" style:text-underline-width="auto" style:text-underline-color="font-color" style:font-style-asian="normal" style:font-style-complex="normal"/>
    </style:style>
    <style:style style:name="P5" style:family="paragraph">
      <style:paragraph-properties fo:margin-top="0cm" fo:margin-bottom="0cm" fo:line-height="100%" fo:text-align="start" style:writing-mode="lr-tb"/>
      <style:text-properties fo:font-size="12pt" style:text-underline-style="solid" style:text-underline-width="auto" style:text-underline-color="font-color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/>
      <style:text-properties fo:font-size="12pt" style:text-underline-style="solid" style:text-underline-width="auto" style:text-underline-color="font-color"/>
    </style:style>
    <style:style style:name="P7" style:family="paragraph">
      <style:paragraph-properties fo:margin-top="0cm" fo:margin-bottom="0cm" fo:line-height="100%" fo:text-align="start" style:writing-mode="lr-tb"/>
      <style:text-properties fo:font-size="12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/>
      <style:text-properties fo:font-size="12pt"/>
    </style:style>
    <style:style style:name="P9" style:family="paragraph">
      <loext:graphic-properties draw:fill="none"/>
      <style:paragraph-properties fo:text-align="start"/>
      <style:text-properties fo:font-size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01cm" svg:height="5.631cm" svg:x="12.167cm" svg:y="5.456cm">
          <draw:image xlink:href="Pictures/10000000000002610000017A1735C0549FB9B884.jpg" xlink:type="simple" xlink:show="embed" xlink:actuate="onLoad" loext:mime-type="image/jpeg">
            <text:p/>
          </draw:image>
        </draw:frame>
        <draw:g draw:name="Grupo 34">
          <draw:g draw:name="Grupo 226_1">
            <draw:frame draw:name="image9.jpg_1" draw:style-name="gr2" draw:text-style-name="P2" draw:layer="layout" svg:width="6.314cm" svg:height="4.206cm" svg:x="12.278cm" svg:y="1.248cm">
              <draw:image xlink:href="Pictures/10000000000001F20000012C89B8700D327D91D0.jpg" xlink:type="simple" xlink:show="embed" xlink:actuate="onLoad" loext:mime-type="image/jpeg">
                <text:p/>
              </draw:image>
            </draw:frame>
            <draw:frame draw:name="image12.jpg_1" draw:style-name="gr3" draw:text-style-name="P2" draw:layer="layout" svg:width="9.768cm" svg:height="9.822cm" svg:x="2.509cm" svg:y="1.248cm">
              <draw:image xlink:href="Pictures/10000000000002C700000234F3E6D8DD65E29FB9.jpg" xlink:type="simple" xlink:show="embed" xlink:actuate="onLoad" loext:mime-type="image/jpeg">
                <text:p/>
              </draw:image>
            </draw:frame>
            <draw:custom-shape draw:name="CuadroTexto 6_1" draw:style-name="gr4" draw:text-style-name="P4" draw:layer="layout" svg:width="2.894cm" svg:height="1.483cm" svg:x="9.515cm" svg:y="10.081cm">
              <text:p text:style-name="P3"><text:span text:style-name="T1">1</text:span><text:span text:style-name="T1">0</text:span><text:span text:style-name="T1">0 </text:span><text:span text:style-name="T1">μ</text:span><text:span text:style-name="T1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7_1" draw:style-name="gr5" draw:text-style-name="P6" draw:layer="layout" svg:width="2.893cm" svg:height="1.484cm" svg:x="16.548cm" svg:y="5.454cm">
              <text:p text:style-name="P5"><text:span text:style-name="T1">50 μ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8_1" draw:style-name="gr5" draw:text-style-name="P6" draw:layer="layout" svg:width="2.893cm" svg:height="1.484cm" svg:x="16.548cm" svg:y="1.615cm">
              <text:p text:style-name="P5"><text:span text:style-name="T1">50 μ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9_1" draw:style-name="gr6" draw:text-style-name="P8" draw:layer="layout" svg:width="2.893cm" svg:height="1.483cm" svg:x="14.691cm" svg:y="2.666cm">
              <text:p text:style-name="P7"><text:span text:style-name="T2">Vesicl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0_1" draw:style-name="gr6" draw:text-style-name="P8" draw:layer="layout" svg:width="2.893cm" svg:height="1.483cm" svg:x="15.172cm" svg:y="7.768cm">
              <text:p text:style-name="P7"><text:span text:style-name="T2">Arbuscul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adroTexto 11_1" draw:style-name="gr6" draw:text-style-name="P8" draw:layer="layout" svg:width="2.893cm" svg:height="1.483cm" svg:x="7.393cm" svg:y="3.668cm">
              <text:p text:style-name="P7"><text:span text:style-name="T2">Spor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onector recto de flecha 69_1" draw:style-name="gr7" draw:text-style-name="P9" draw:layer="layout" svg:width="0.306cm" svg:height="0.39cm" svg:x="16.311cm" svg:y="8.759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Conector recto de flecha 70_1" draw:style-name="gr8" draw:text-style-name="P9" draw:layer="layout" svg:width="0.7cm" svg:height="0.483cm" svg:x="15.436cm" svg:y="3.657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Conector recto de flecha 71_1" draw:style-name="gr9" draw:text-style-name="P9" draw:layer="layout" svg:width="1.865cm" svg:height="1.523cm" svg:x="5.52cm" svg:y="2.126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Conector recto de flecha 72_1" draw:style-name="gr10" draw:text-style-name="P9" draw:layer="layout" svg:width="0.932cm" svg:height="0.003cm" svg:x="6.458cm" svg:y="4.139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Conector recto de flecha 75_1" draw:style-name="gr11" draw:text-style-name="P9" draw:layer="layout" svg:width="3.116cm" svg:height="1.511cm" svg:x="4.693cm" svg:y="4.645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Conector recto de flecha 76_1" draw:style-name="gr12" draw:text-style-name="P9" draw:layer="layout" svg:width="2.058cm" svg:height="2.71cm" svg:x="6.776cm" svg:y="4.656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9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22:23:11.691290548</meta:creation-date>
    <dc:date>2021-11-16T23:49:42.754515395</dc:date>
    <meta:editing-duration>PT1H16M20S</meta:editing-duration>
    <meta:editing-cycles>1</meta:editing-cycles>
    <meta:document-statistic meta:object-count="17"/>
    <meta:generator>LibreOffice/6.4.7.2$Linux_X86_64 LibreOffice_project/40$Build-2</meta:generator>
  </office:meta>
</office:document-meta>
</file>